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line-through-style="solid" fo:font-style="normal" style:text-underline-style="none" style:font-style-asian="normal" style:font-style-complex="normal"/>
    </style:style>
    <style:style style:name="T6" style:family="text">
      <style:text-properties style:text-line-through-style="none" fo:font-style="normal" style:text-underline-style="none" style:font-style-asian="normal" style:font-style-complex="normal"/>
    </style:style>
    <style:style style:name="T7" style:family="text">
      <style:text-properties style:text-line-through-style="none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line-through-style="none" style:font-name="Times New Roman1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line-through-style="none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line-through-style="none" style:font-name="Times New Roman" fo:font-style="normal" style:text-underline-style="none" style:font-style-asian="normal" style:font-style-complex="normal"/>
    </style:style>
    <style:style style:name="T11" style:family="text">
      <style:text-properties style:font-name="Times New Roman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3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y 1890</text:p>
      <text:p text:style-name="P4">Month<text:tab/><text:tab/><text:tab/><text:tab/><text:tab/><text:tab/>May</text:p>
      <text:p text:style-name="P4">Year<text:tab/><text:tab/><text:tab/><text:tab/><text:tab/><text:tab/>1890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Bene-Israel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1</text:p>
      <text:p text:style-name="P4">Number of Sheets<text:tab/><text:tab/><text:tab/><text:tab/>4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Solomon Salem Shurrabi, Samuel Hyam Kehimker, Sassoons, Montefiores</text:p>
      <text:p text:style-name="P4">Additional Places mentioned: India, Malabar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./</text:p>
      <text:p text:style-name="P5">Philadelphia,<text:span text:style-name="T2">/</text:span></text:p>
      <text:p text:style-name="P5"><text:span text:style-name="T2"/></text:p>
      <text:p text:style-name="P6"><text:span text:style-name="T2">[Front Cover]</text:span></text:p>
      <text:p text:style-name="P6"><text:span text:style-name="T2">[Note: The number "86" is written in pencil and circled in the top right corner of the page.]</text:span></text:p>
      <text:p text:style-name="P6"><text:span text:style-name="T2"/></text:p>
      <text:p text:style-name="P7"><text:span text:style-name="T2">On the sect of </text:span><text:span text:style-name="T3">Bene Israel</text:span><text:span text:style-name="T4"> in India/</text:span></text:p>
      <text:p text:style-name="P7"><text:span text:style-name="T4"/></text:p>
      <text:p text:style-name="P6"><text:span text:style-name="T4">[Page 1]</text:span></text:p>
      <text:p text:style-name="P5"><text:span text:style-name="T4">May(/)90/</text:span></text:p>
      <text:p text:style-name="P6"><text:span text:style-name="T4">My address to day will simply be a piece of historical in-/-formation, which I presume is new to most of my hearers./ <text:s/>But before beginning with it, I think it necessary to say/ that I have been officially urged by </text:span><text:span text:style-name="T5">an officially</text:span><text:span text:style-name="T6"> letter during this week, to make/ complaints of the conduct of some who attend worship in/ our Synagogue. <text:s/>I am assured </text:span><text:span text:style-name="T5">by the writer</text:span><text:span text:style-name="T6"> that their practice to come/ and go at pleasure, to </text:span><text:span text:style-name="T5">speak</text:span><text:span text:style-name="T6"> talk audibly loud to sing out of time &amp; out of tune, but specially/ the habit of a number of children to move restlessly and/ noisily while the religious exercises are being performed,/ cause annoyance to those who wish to join quietly in the prayers and/ listen to the discourse. <text:s/></text:span><text:span text:style-name="T5">To</text:span><text:span text:style-name="T6"> The congregation know that to find fault is as distasteful/ to me as it must be to the persons who have </text:span><text:soft-page-break/><text:span text:style-name="T6">occasioned/ the reproof, therefore I </text:span><text:span text:style-name="T5">shall</text:span><text:span text:style-name="T6"> will not dwell upon it. <text:s/>Hoping/ that my few well meant words will effect a needful/ correction; begging all to assist me in imparting dignity to the Divine services, I shall proceed to speak on a subject that/ may prove of some interest./</text:span></text:p>
      <text:p text:style-name="P6"><text:span text:style-name="T6">In the East Indies--now under the sole dominion of Great/ Britain, a religious sect has existed </text:span><text:span text:style-name="T5">for</text:span><text:span text:style-name="T6"> dating many centuries/ back. <text:s/>The name which it bears, and the practices/ </text:span></text:p>
      <text:p text:style-name="P6"><text:span text:style-name="T6"/></text:p>
      <text:p text:style-name="P6"><text:span text:style-name="T6">[Page 2]</text:span></text:p>
      <text:p text:style-name="P8"><text:span text:style-name="T4">to which</text:span><text:span text:style-name="T6"> that its members adhere to are strong evidences of its de-/-scent. <text:s/>It is closely Jewish; not by adoption like the Falashas/ of Abyssinia, whose features show </text:span><text:span text:style-name="T4">an foreign</text:span><text:span text:style-name="T6"> traces of an origin foreign to our race, but/ by direct lineage </text:span><text:span text:style-name="T4">extraction descent</text:span><text:span text:style-name="T6">; for I learn that ages and the </text:span><text:span text:style-name="T4">adoption</text:span><text:span text:style-name="T6"> acceptance/ of </text:span><text:span text:style-name="T4">foreign the</text:span><text:span text:style-name="T6"> manners and customs prevalent among the aborigines, have not essentially al-/-tered the Jewish looks of those distant brethren of ours./ <text:s/>But how did it happen that in </text:span><text:span text:style-name="T4">old times,</text:span><text:span text:style-name="T6"> the remote days of antiquity, a colony of/ our people settled in so far off a </text:span><text:span text:style-name="T4">Asiatic</text:span><text:span text:style-name="T6"> country? <text:s/>This question/ has been answered in various ways, but just as/ unsatisfactorily as that which regards the Jews who an-/-ciently took up their homes in China. <text:s/>The "Bene/ Israel," or children of Israel, as the </text:span><text:span text:style-name="T4">original</text:span><text:span text:style-name="T6"> oldest Hebrews/ in India </text:span><text:span text:style-name="T4">like</text:span><text:span text:style-name="T6"> prefer to call themselves, have their own story to/ tell. <text:s/>We will hear it. <text:s/>They say: "Our ancestors came/ here about eighteen hundred years ago to avoid per-/-secution. <text:s/>But misfortune followed their steps, for the/ ships in which they </text:span><text:span text:style-name="T4">had</text:span><text:span text:style-name="T6"> sailed were wrecked on the/ Indian ocean, and only seven men and seven women/ were saved. <text:s/>Homeless and destitute, the few survivors/ would surely have died of hunger and sicknesses, if/ they had not </text:span><text:span text:style-name="T4">found</text:span><text:span text:style-name="T6"> procured a living and a shelter </text:span><text:span text:style-name="T4">in</text:span><text:span text:style-name="T6"> by/ hard </text:span><text:span text:style-name="T4">work</text:span><text:span text:style-name="T6"> toil. <text:s/>They took to farming and principally/</text:span></text:p>
      <text:p text:style-name="P8"><text:span text:style-name="T6"/></text:p>
      <text:p text:style-name="P8"><text:span text:style-name="T6">[Page 3]</text:span></text:p>
      <text:p text:style-name="P8"><text:span text:style-name="T6">to olive pressing, and because they would never </text:span><text:span text:style-name="T4">labor</text:span><text:span text:style-name="T6"> do servile work/ on the Sabbath, they went by the name of </text:span><text:span text:style-name="T7">Shanv</text:span><text:span text:style-name="T8">á</text:span><text:span text:style-name="T9">r</text:span><text:span text:style-name="T10">/ </text:span><text:span text:style-name="T9">Telis</text:span><text:span text:style-name="T10"> (which means in the Hindu language "the saturday[sic!] </text:span><text:span text:style-name="T11">ol</text:span><text:span text:style-name="T10"> oilmen"). <text:s/>Now;/ as every one can see, this account is exceedingly meagre[sic!]/ and open to doubts, still the further testimony of/ history proves that the Bene Israel have in all reality/ an identical </text:span><text:span text:style-name="T11">descent</text:span><text:span text:style-name="T10"> extraction with </text:span><text:span text:style-name="T11">us</text:span><text:span text:style-name="T10"> ours, though we may not/ be able to discover the why and when they left the land/ of our fathers, nor trace their line of travel from Palestine/ to a spot of whose very existence they scarcely could have/ had a </text:span><text:span text:style-name="T11">knowledge</text:span><text:span text:style-name="T10"> notion. <text:s/></text:span><text:span text:style-name="T11">They</text:span><text:span text:style-name="T10"> Irrespective of their strong Jewish type, denoting their lineage, they have uniformly preserved/ rites and ceremonies ordained in the Mosaic code. <text:s/>They/ have had always in common with us the New Year [Hebrew]/ in Tishri, and the day of atonement [Hebrew] on the 10th of that/ month, and the Passover [Hebrew] in Nissan. <text:s/>None needs/ wonder that in the lapse of so many ages, they forgot/ some of the holidays; that they misplaced or misunderstood others, and/ could not recall the ceremonials connected with, nor/ even the names of those which they did keep, but/</text:span></text:p>
      <text:p text:style-name="P8"><text:span text:style-name="T10"/></text:p>
      <text:p text:style-name="P8"><text:span text:style-name="T10">[Page 4]</text:span></text:p>
      <text:p text:style-name="P8"><text:span text:style-name="T10">which they knew only in the language they ordinarily/ spoke. <text:s/>The Hebrew had become entirely dead to them,/ and as they were cut off altogether from every associa-/-tion with their coreligionists in Western Asia, or </text:span><text:span text:style-name="T11">Europe</text:span><text:span text:style-name="T10"> in Rome, nothing but a miracle/ could have prevented a difficult result. <text:s/>Do we not/ ourselves perceive how mischievously the decline of/ Hebrew learning acts on our observances? <text:s/></text:span><text:span text:style-name="T11">How</text:span><text:span text:style-name="T10"> Do I not but too often find that some of/ the young generation </text:span><text:span text:style-name="T11">would find it</text:span><text:span text:style-name="T10"> have difficulty </text:span><text:span text:style-name="T11">to</text:span><text:span text:style-name="T10"> in pronouncing/ the Biblical titles of the festivals of the Lord, not to say/ that they </text:span><text:span text:style-name="T11">would be</text:span><text:span text:style-name="T10"> are unable to recite the simplest sentence/ out of our Scriptures? <text:s/>It cannot be therefore </text:span><text:span text:style-name="T11">only</text:span><text:span text:style-name="T10"> a matter of surprise/ to us that what </text:span><text:span text:style-name="T9">we</text:span><text:span text:style-name="T10"> </text:span><text:span text:style-name="T11">deliberately</text:span><text:span text:style-name="T10"> bring about by wilful[sic!] neglect,/ circumstances beyond human control occasioned among the/ Bene Israel of Hindustan. <text:s/></text:span><text:span text:style-name="T11">They</text:span><text:span text:style-name="T10"> During hundreds of years they/ received no teaching whatever in the Law. </text:span><text:span text:style-name="T11">and traditions</text:span><text:span text:style-name="T10"> <text:s/>The/ mere tradition of their origin hindered their merging into/ gentilism. <text:s/>To their praise it must be said that/ a great factor in their distinct preservation--the same which </text:span><text:span text:style-name="T11">often in our</text:span><text:span text:style-name="T10">/ </text:span><text:span text:style-name="T11">history</text:span><text:span text:style-name="T10"> has operated before to our advantage, as the Rabbis/ express it </text:span><text:soft-page-break/><text:span text:style-name="T10">[Hebrew]/ </text:span><text:span text:style-name="T11">I mean</text:span><text:span text:style-name="T10"> a great factor was the obedience of </text:span><text:span text:style-name="T11">the</text:span><text:span text:style-name="T10"> women to ordinances handed/ down by the ancestors. <text:s/>It is stated that in the year/ </text:span></text:p>
      <text:p text:style-name="P8"><text:span text:style-name="T10"/></text:p>
      <text:p text:style-name="P8"><text:span text:style-name="T10">[Page 5]</text:span></text:p>
      <text:p text:style-name="P8"><text:span text:style-name="T10">900 of the Christian era, a certain David Rahabi/ journeyed from Cochin of Malabar in search of the/ Bene Israel. <text:s/>He was prompted by a strong wish to/ better the mental and spiritual condition of his forlorn/ coreligionists. <text:s/>Having heard of them, he determined to become/ their instructor and guide. <text:s/>Arrived at their settlements,/ the good man noticed that the Bene Israel retained but a/ faint recollection of the Torah; that they performed many/ of its rules mechanically, simply as </text:span><text:span text:style-name="T11">olden</text:span><text:span text:style-name="T10"> inherited habits, </text:span><text:span text:style-name="T11">whose</text:span><text:span text:style-name="T10"> the/ sense of which they could not give; that they possessed/ no ritual whatever, but that on all occasions they/ repeated over and over again [Hebrew]/ or our declaration of faith; and that such was the whole/ extent of their </text:span><text:span text:style-name="T11">knowledge of</text:span><text:span text:style-name="T10"> acquaintance with Holy Writ and its language./ <text:s/>David Rahabi felt convinced that the Bene Israel/ were in reality what they called themselves, still to/ try them, he brought one day to some of their women diffe-/-rent fishes which he asked them to </text:span><text:span text:style-name="T11">cook</text:span><text:span text:style-name="T10"> prepare in the/ same dish. <text:s/>The women looked, and having detected/</text:span></text:p>
      <text:p text:style-name="P8"><text:span text:style-name="T10"/></text:p>
      <text:p text:style-name="P8"><text:span text:style-name="T10">[Page 6]</text:span></text:p>
      <text:p text:style-name="P8"><text:span text:style-name="T10">a number that had no fins and scales, they refused/ to comply with the request, saying that they had/ never mixed the </text:span><text:span text:style-name="T11">permitted</text:span><text:span text:style-name="T10"> pure with the </text:span><text:span text:style-name="T11">prohibited</text:span><text:span text:style-name="T10"> impure. <text:s/>Strength-/-ened in his views, as to the genuineness of the descent/ of the people he was anxious to elevate, the zealous/ Jew of Malabar went about teaching, and chose/ three youths whom he trained in Hebrew reading./ <text:s/>He let the continual monotonous recital of the </text:span><text:span text:style-name="T9">Shemag</text:span><text:span text:style-name="T10"> be/ dropped, and showed how to conduct a regular wor-/-ship. <text:s/>Unfortunately, his generous tuition soon ceased./ <text:s/>Either out of jealousy of his influence over the Bene/ Israel, or for other motives unexplained, an Indian Chief/ murdered David Rahabi, and the Bene Israel were/ left </text:span><text:span text:style-name="T11">to</text:span><text:span text:style-name="T10"> under the leadership of the three he had measurably/ taught. <text:s/>They watched over the improvements which/ he had introduced, but </text:span><text:span text:style-name="T11">they</text:span><text:span text:style-name="T10"> these had not taken sufficient/ root to remain </text:span><text:span text:style-name="T11">inalterable</text:span><text:span text:style-name="T10"> unaltered. <text:s/>As one generation succed-/-ed another, steadfastness of principles yielded to tempt-/-ations, and marriages out of the Jewish pale were productive/ of sore evils; for the offspring of such misalliances fell/ into heathenish habits. <text:s/>Nevertheless, the majority kept/ firm and Providentially a number of Jews from Malabar,/</text:span></text:p>
      <text:p text:style-name="P8"><text:span text:style-name="T10"/></text:p>
      <text:p text:style-name="P8"><text:span text:style-name="T10">[Page 7]</text:span></text:p>
      <text:p text:style-name="P8"><text:span text:style-name="T11">possessing more than an ordinary acquaintance with</text:span><text:span text:style-name="T10">/ versed in our sacred learning, arrived at different intervals in/ different settlements and </text:span><text:span text:style-name="T11">[?]</text:span><text:span text:style-name="T10"> spread there the knowledge/ of the Scriptures, according to the text. <text:s/>The records from/ which I have gathered my information, makes special/ mention, with high praise, of a Rabbi Solomon Salem Shurrabi,/ whose personal exertions in Bombay to </text:span><text:span text:style-name="T11">reform</text:span><text:span text:style-name="T10"> improve his bre-/-theren, were unremitting and attended with noble results./ <text:s/>He is described as a man of commanding appearance and/ intelligent looks, a man esteemed by all and listened to deferent-/-ially. <text:s/></text:span><text:span text:style-name="T11">To</text:span><text:span text:style-name="T10"> He served his congregation twenty years for/ a tifle[sic!], not to let them feel under obligation, while/ earning his daily livelihood as a book-binder, and still/ utilizing every moment in </text:span><text:span text:style-name="T11">favor</text:span><text:span text:style-name="T10"> behalf of his people in/ multifarious capacities, as reader</text:span><text:span text:style-name="T11">s</text:span><text:span text:style-name="T10"> and preacher at/ the Synagogue and as officiating minister in various other/ religious rites and ceremonies. <text:s/>Familiar with the Hindustani/ and Marathi languages, he had no difficulty/ in communicating useful learning to those who/ had forgotten the Hebrew and the precepts promulgated/ in it. <text:s/>When Solomon Salem Shurrabi died in 1856,/ he left a void which was not filled, but which widened/</text:span></text:p>
      <text:p text:style-name="P8"><text:span text:style-name="T10"/></text:p>
      <text:p text:style-name="P8"><text:span text:style-name="T10">[Page 8]</text:span></text:p>
      <text:p text:style-name="P8"><text:span text:style-name="T10">greatly, because Christian missionaries took ad-/-vantage of the absence of his powerful influence, to in-/-sinuate themselves into the favor of the weaklings/ and the wordly. <text:s/>Promises of temporal </text:span><text:soft-page-break/><text:span text:style-name="T10">promotions are/ apt to silence in the ambitious, the voice of conscience./ <text:s/>The Bene Israel are mostly poor mechanics, or olive/ pressers,--Saturday oilmen--</text:span><text:span text:style-name="T9">Shanvar Telis</text:span><text:span text:style-name="T10">, </text:span><text:span text:style-name="T11">small</text:span><text:span text:style-name="T10"> like their ancestors, </text:span><text:span text:style-name="T11">hired</text:span><text:span text:style-name="T10"> of narrow trusts of land, earn-/-ing in all their callings very small wages. <text:s/>Many/ of them have arisen in the army and wear decorations won/ by their bravery. <text:s/>It is also stated that during the/ Sepoy outbreak in 1851 and 58, Jews in the military/ ranks distinguished themselves for their loyalty to the/ English government, and one Moosagee</text:span><text:span text:style-name="T11">n</text:span><text:span text:style-name="T10"> or Moses/ Israel, a commissioned officer, was personally set upon/ and his family threatened with imminent danger, be-/-cause he would not join in the meeting. <text:s/>But if, as/ soldiers, some have </text:span><text:span text:style-name="T11">reached distinction</text:span><text:span text:style-name="T10"> attained eminence, in the ordinary/ walks of life, the Bene Israel remain in a very humble/ condition. <text:s/>Hence the offers </text:span><text:span text:style-name="T11">which</text:span><text:span text:style-name="T10"> that the Church makes/ to converts, are snares into which the unwary may/ be easily caught, and they are entrapped./</text:span></text:p>
      <text:p text:style-name="P8"><text:span text:style-name="T10"/></text:p>
      <text:p text:style-name="P8"><text:span text:style-name="T10">[Page 9]</text:span></text:p>
      <text:p text:style-name="P8"><text:span text:style-name="T10">Education; broad education, is a mighty impulse to/ self-respect compelling social progress. <text:s/>If, </text:span><text:span text:style-name="T11">for instance,</text:span><text:span text:style-name="T10">/ the Bene Israel of Bombay for instance were not hampered in/ every way </text:span><text:span text:style-name="T11">by municipal rules</text:span><text:span text:style-name="T10"> against attaining a lofty/ degree of religious and secular learning, if the facilities/ to exercise their natural faculties were placed within their/ reach, they might frown down the </text:span><text:span text:style-name="T11">evil counsels</text:span><text:span text:style-name="T10"> wily schemes of pro-/-pagandists. <text:s/>It certainly was worth the while of the/ public spirited and good hearted </text:span><text:span text:style-name="T11">in</text:span><text:span text:style-name="T10"> among the Hebrews,/ to try to bring into play the lever of human elevation./ <text:s/></text:span><text:span text:style-name="T11">Accordingly</text:span><text:span text:style-name="T10"> In 1875 a modest school was started and/ supported by voluntary contributions. <text:s/>But too un-/-equal to the wants of a </text:span><text:span text:style-name="T11">large</text:span><text:span text:style-name="T10"> constantly increasing attendance that/ institution was. <text:s/>It might have been closed alto-/-gether </text:span><text:span text:style-name="T11">for</text:span><text:span text:style-name="T10"> by reason of insufficient means, had not/ an organization in England, and a philanthropic/ family in India, readily come to the rescue./ <text:s/>The Anglo-Jewish association sought after by the/ school President--Mr Hyam Samuel Kehimker--and/ the Sassoons--the Montefiores of the East Indies, </text:span><text:span text:style-name="T11">were</text:span><text:span text:style-name="T10">/ kind and liberal on all occasions, responded to the appeal./ <text:s/>In 1881 a larger and fitter school was opened,/</text:span></text:p>
      <text:p text:style-name="P8"><text:span text:style-name="T10"/></text:p>
      <text:p text:style-name="P8"><text:span text:style-name="T10">[Page 10]</text:span></text:p>
      <text:p text:style-name="P8"><text:span text:style-name="T10">and the testimony of prominent Jews and Christians/ who grace it with their presence each year at/ the examination season, and express to the students/ words of encouraging gratulations, holds out the hope/ of the intellectual preservation of those distant bre-/theren in our fold. <text:s/>In a pamphlet </text:span><text:span text:style-name="T11">which</text:span><text:span text:style-name="T10">/ </text:span><text:span text:style-name="T11">I</text:span><text:span text:style-name="T10"> lately forwarded to my address, the aforenamed/ Hyam Samuel Kehimker writes: "The charities/ of many European, American, and Asiatic mil-/-lionaires are truly catholic and princely, and the/ Bene Israel community consisting of about 10,000/ souls earnestly look for patronage which will/ tend to elevate the intellectual, social, and moral/ condition of this isolated and neglected branch of/ Israel, steeped as it is in the ocean of ignorance/ both secular and religious." <text:s/>The pleading is strong,/ and should evoke a response even from those who do/ not reckon their riches by the million, but I will not/ urge it, for wide as my sympathies are, embracing/ the whole house of Jacob, wherever Providence/ destined its members to scatter, still I feel, with/</text:span></text:p>
      <text:p text:style-name="P8"><text:span text:style-name="T10"/></text:p>
      <text:p text:style-name="P8"><text:span text:style-name="T10">[Page 11]</text:span></text:p>
      <text:p text:style-name="P8"><text:span text:style-name="T10">the Rabbis that those nearest to us have a primary/ claim to our benevolence [Hebrew]/ [Hebrew]. <text:s/>I need not say to my hearers, how/ a generous spirit must now be evinced towards/ the exaltation of the lowly of Israel in the city of/ Philadelphia./</text:span></text:p>
      <text:p text:style-name="P8"><text:span text:style-name="T10"/></text:p>
      <text:p text:style-name="P8"><text:span text:style-name="T10">(This address was concluded with a few words of/ exhortation</text:span><text:span text:style-name="T11">s</text:span><text:span text:style-name="T10"> to a Bar Mitzva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1:44:29.50</meta:creation-date>
    <meta:document-statistic meta:table-count="0" meta:image-count="0" meta:object-count="0" meta:page-count="5" meta:paragraph-count="92" meta:word-count="2313" meta:character-count="14290"/>
    <dc:date>2013-01-29T14:03:07.62</dc:date>
    <meta:editing-duration>PT11M55S</meta:editing-duration>
    <meta:editing-cycles>1</meta:editing-cycles>
    <meta:generator>OpenOffice.org/3.4.1$Win32 OpenOffice.org_project/341m1$Build-9593</meta:generator>
  </office:meta>
</office:document-meta>
</file>